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 officeooo:rsid="00053f10" officeooo:paragraph-rsid="00053f10"/>
    </style:style>
    <style:style style:name="P2" style:family="paragraph" style:parent-style-name="Standard">
      <style:paragraph-properties fo:text-align="justify" style:justify-single-word="false"/>
      <style:text-properties style:font-name="Courier New" fo:font-weight="bold" officeooo:rsid="000d17d9" officeooo:paragraph-rsid="000d17d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4pt" fo:font-weight="bold" officeooo:rsid="00053f10" officeooo:paragraph-rsid="00053f1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urier New" officeooo:rsid="0005a980" officeooo:paragraph-rsid="0005a980"/>
    </style:style>
    <style:style style:name="P5" style:family="paragraph" style:parent-style-name="Standard">
      <style:paragraph-properties fo:text-align="justify" style:justify-single-word="false"/>
      <style:text-properties style:font-name="Courier New" officeooo:rsid="0005a980" officeooo:paragraph-rsid="002188b3"/>
    </style:style>
    <style:style style:name="P6" style:family="paragraph" style:parent-style-name="Standard">
      <style:paragraph-properties fo:text-align="justify" style:justify-single-word="false"/>
      <style:text-properties style:font-name="Courier New" officeooo:rsid="0007747b" officeooo:paragraph-rsid="0007747b"/>
    </style:style>
    <style:style style:name="P7" style:family="paragraph" style:parent-style-name="Standard">
      <style:paragraph-properties fo:text-align="justify" style:justify-single-word="false"/>
      <style:text-properties style:font-name="Courier New" officeooo:rsid="0007747b" officeooo:paragraph-rsid="000ac2a4"/>
    </style:style>
    <style:style style:name="P8" style:family="paragraph" style:parent-style-name="Standard">
      <style:paragraph-properties fo:text-align="justify" style:justify-single-word="false"/>
      <style:text-properties style:font-name="Courier New" officeooo:rsid="0009c867" officeooo:paragraph-rsid="0009c867"/>
    </style:style>
    <style:style style:name="P9" style:family="paragraph" style:parent-style-name="Standard">
      <style:paragraph-properties fo:text-align="justify" style:justify-single-word="false"/>
      <style:text-properties style:font-name="Courier New" officeooo:rsid="000cac90" officeooo:paragraph-rsid="000d17d9"/>
    </style:style>
    <style:style style:name="P10" style:family="paragraph" style:parent-style-name="Standard">
      <style:paragraph-properties fo:text-align="justify" style:justify-single-word="false"/>
      <style:text-properties style:font-name="Courier New" officeooo:rsid="000cac90" officeooo:paragraph-rsid="000f8042"/>
    </style:style>
    <style:style style:name="P11" style:family="paragraph" style:parent-style-name="Standard">
      <style:paragraph-properties fo:text-align="justify" style:justify-single-word="false"/>
      <style:text-properties style:font-name="Courier New" officeooo:rsid="000d17d9" officeooo:paragraph-rsid="000d17d9"/>
    </style:style>
    <style:style style:name="P12" style:family="paragraph" style:parent-style-name="Standard">
      <style:paragraph-properties fo:text-align="justify" style:justify-single-word="false"/>
      <style:text-properties style:font-name="Courier New" officeooo:rsid="00139537" officeooo:paragraph-rsid="00139537"/>
    </style:style>
    <style:style style:name="P13" style:family="paragraph" style:parent-style-name="Standard">
      <style:paragraph-properties fo:text-align="justify" style:justify-single-word="false"/>
      <style:text-properties style:font-name="Courier New" officeooo:rsid="001a39bd" officeooo:paragraph-rsid="001a39bd"/>
    </style:style>
    <style:style style:name="P14" style:family="paragraph" style:parent-style-name="Standard">
      <style:paragraph-properties fo:text-align="justify" style:justify-single-word="false"/>
      <style:text-properties style:font-name="Courier New" officeooo:rsid="001dbbc6" officeooo:paragraph-rsid="001dbbc6"/>
    </style:style>
    <style:style style:name="P15" style:family="paragraph" style:parent-style-name="Standard">
      <style:paragraph-properties fo:text-align="justify" style:justify-single-word="false"/>
      <style:text-properties style:font-name="Courier New" officeooo:rsid="001f8dd2" officeooo:paragraph-rsid="001f8dd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17d9"/>
    </style:style>
    <style:style style:name="T3" style:family="text">
      <style:text-properties fo:language="en" fo:country="US" officeooo:rsid="00155c1e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7747b"/>
    </style:style>
    <style:style style:name="T6" style:family="text">
      <style:text-properties fo:language="ru" fo:country="RU" officeooo:rsid="00096bc2"/>
    </style:style>
    <style:style style:name="T7" style:family="text">
      <style:text-properties fo:language="ru" fo:country="RU" officeooo:rsid="000ac2a4"/>
    </style:style>
    <style:style style:name="T8" style:family="text">
      <style:text-properties fo:language="ru" fo:country="RU" officeooo:rsid="000c4bfd"/>
    </style:style>
    <style:style style:name="T9" style:family="text">
      <style:text-properties fo:language="ru" fo:country="RU" officeooo:rsid="000d17d9"/>
    </style:style>
    <style:style style:name="T10" style:family="text">
      <style:text-properties fo:language="ru" fo:country="RU" officeooo:rsid="000f8042"/>
    </style:style>
    <style:style style:name="T11" style:family="text">
      <style:text-properties fo:language="ru" fo:country="RU" officeooo:rsid="00139537"/>
    </style:style>
    <style:style style:name="T12" style:family="text">
      <style:text-properties fo:language="ru" fo:country="RU" officeooo:rsid="00155c1e"/>
    </style:style>
    <style:style style:name="T13" style:family="text">
      <style:text-properties fo:language="ru" fo:country="RU" officeooo:rsid="0016a7d5"/>
    </style:style>
    <style:style style:name="T14" style:family="text">
      <style:text-properties fo:language="ru" fo:country="RU" officeooo:rsid="00173ecc"/>
    </style:style>
    <style:style style:name="T15" style:family="text">
      <style:text-properties fo:language="ru" fo:country="RU" officeooo:rsid="001bfd0d"/>
    </style:style>
    <style:style style:name="T16" style:family="text">
      <style:text-properties fo:language="ru" fo:country="RU" officeooo:rsid="001dbbc6"/>
    </style:style>
    <style:style style:name="T17" style:family="text">
      <style:text-properties fo:language="ru" fo:country="RU" officeooo:rsid="001ee579"/>
    </style:style>
    <style:style style:name="T18" style:family="text">
      <style:text-properties fo:language="ru" fo:country="RU" officeooo:rsid="002188b3"/>
    </style:style>
    <style:style style:name="T19" style:family="text">
      <style:text-properties fo:font-variant="normal" fo:text-transform="none" fo:color="#161616" fo:font-size="12pt" fo:letter-spacing="normal" fo:language="en" fo:country="US" fo:font-style="normal" fo:font-weight="normal"/>
    </style:style>
    <style:style style:name="T20" style:family="text">
      <style:text-properties fo:font-variant="normal" fo:text-transform="none" fo:color="#161616" fo:font-size="12pt" fo:letter-spacing="normal" fo:language="en" fo:country="US" fo:font-style="normal" fo:font-weight="normal" officeooo:rsid="000cac90"/>
    </style:style>
    <style:style style:name="T21" style:family="text">
      <style:text-properties fo:font-variant="normal" fo:text-transform="none" fo:color="#161616" fo:font-size="12pt" fo:letter-spacing="normal" fo:language="ru" fo:country="RU" fo:font-style="normal" fo:font-weight="normal"/>
    </style:style>
    <style:style style:name="T22" style:family="text">
      <style:text-properties fo:font-variant="normal" fo:text-transform="none" fo:color="#161616" fo:font-size="12pt" fo:letter-spacing="normal" fo:language="ru" fo:country="RU" fo:font-style="normal" fo:font-weight="normal" officeooo:rsid="000f041e"/>
    </style:style>
    <style:style style:name="T23" style:family="text">
      <style:text-properties fo:font-variant="normal" fo:text-transform="none" fo:color="#161616" fo:font-size="12pt" fo:letter-spacing="normal" fo:language="ru" fo:country="RU" fo:font-style="normal" fo:font-weight="normal" officeooo:rsid="0010db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аспределённая система бухгалтерского учёта</text:p>
      <text:p text:style-name="P1"/>
      <text:p text:style-name="P1">Идея не новая. Если поискать в Интернет по словосочетанию <text:span text:style-name="T1">distributed accounting, </text:span><text:span text:style-name="T4">то можно найти много интересных статей и даже научные публикации по этому поводу в том числе, например, по реализации распределённого бухгалтерского учёта на основе технологии блокчейн.</text:span></text:p>
      <text:p text:style-name="P1"><text:span text:style-name="T4"/></text:p>
      <text:p text:style-name="P1"><text:span text:style-name="T4">Тем не менее темой данной статьи будет именно описание идеи реализации распределённой системы бухгалтерского учёта, в том числе как, например, развитие популярной системы 1С:Бухгалтерия.</text:span></text:p>
      <text:p text:style-name="P1"><text:span text:style-name="T4"/></text:p>
      <text:p text:style-name="P4"><text:span text:style-name="T4">Кроме этого, далее, для упрощения, речь будет вестись о бухгалтерском учёте, но на самом деле всё, что будет сказано ниже, можно отнести вообще к любому виду учёта: финансовому, управленческому и так далее.</text:span></text:p>
      <text:p text:style-name="P1"><text:span text:style-name="T4"/></text:p>
      <text:p text:style-name="P5"><text:span text:style-name="T4">Для начала я предлагаю забыть всё, что мы знаем о бухгалтерском учёте, его нюансах и регламентах. Это будет мешать восприятию дальнейшего "потока мыслей". Давайте взглянем на бухгалтерский учёт "глазами ребёнка" так, как-будто мы его увидели </text:span><text:span text:style-name="T18">в </text:span><text:span text:style-name="T4">первый раз. </text:span></text:p>
      <text:p text:style-name="P4"><text:span text:style-name="T4"/></text:p>
      <text:p text:style-name="P4"><text:span text:style-name="T4">Итак, что такое бухгалтерский учёт? Это объекты учёта, </text:span><text:span text:style-name="T5">например</text:span><text:span text:style-name="T4">, </text:span><text:span text:style-name="T5">товары,</text:span><text:span text:style-name="T4"> их характеристики </text:span><text:span text:style-name="T5">(аналитика) и</text:span><text:span text:style-name="T4"> количественные показатели. </text:span><text:span text:style-name="T5"><text:s/>Объекты учёта в процессе хозяйственной деятельности человека постоянно взаимодействуют между собой, порождая события учёта (проводки). При этом эти взаимодействия осуществляются по заранее определённым правилам, а не хаотично как им вздумается. Ещё одной важной составляющей бухгалтерского учёта является балансовый отчёт. Это по сути снимок состояния системы, всех объектов учёта, в какой-то фиксированный момент времени.</text:span></text:p>
      <text:p text:style-name="P4"><text:span text:style-name="T5"/></text:p>
      <text:p text:style-name="P6"><text:span text:style-name="T4">Таким образом модель бухгалтерского учёта в упрощённом абстрактном виде включает в себя или состоит из следующих сущностей:</text:span></text:p>
      <text:p text:style-name="P6"><text:span text:style-name="T4">- объекты учёта;</text:span></text:p>
      <text:p text:style-name="P6"><text:span text:style-name="T4">- характеристики объектов;</text:span></text:p>
      <text:p text:style-name="P6"><text:span text:style-name="T4">- количественные показатели;</text:span></text:p>
      <text:p text:style-name="P6"><text:span text:style-name="T4">- события взаимодействия;</text:span></text:p>
      <text:p text:style-name="P6"><text:span text:style-name="T4">- отчёт о состоянии на момент времени.</text:span></text:p>
      <text:p text:style-name="P6"><text:span text:style-name="T4"/></text:p>
      <text:p text:style-name="P7"><text:span text:style-name="T4">Теперь давайте себе представим, что мы играем в сетевую онлайн игру. Там есть гоблины, гномы, эльфы и прочие персонажи. Они бегают, дерутся и взаимодействуют друг с другом разными способами, но строго согласно правил и ограничений игры. При этом у них есть количественные характеристики в виде всевозможных </text:span><text:span text:style-name="T6">навыков</text:span><text:span text:style-name="T4">, уровня здоровья и прочее. </text:span><text:span text:style-name="T7">Вот г</text:span><text:span text:style-name="T6">ном ударил эльфа дубиной: у одного уменьшилось здоровье, а у второго увеличился боевой опыт… </text:span><text:span text:style-name="T4">В любой момент времени можно поставить игру на паузу и посмотреть состояние персонажей, какое место в рейтинге они занимают относительно друг друга в данный момент.</text:span><text:span text:style-name="T6"> </text:span><text:span text:style-name="T7">Да, в</text:span><text:span text:style-name="T6">сё верно - модели сетевой игры и бухгалтерского учёта на верхнем абстрактном уровне идентичны. Что даёт </text:span><text:span text:style-name="T8">нам это наблюдение</text:span><text:span text:style-name="T6"> ?</text:span></text:p>
      <text:p text:style-name="P8"><text:soft-page-break/><text:span text:style-name="T4">Технологии сетевых игр адаптированы для высоко нагруженных, отказоустойчивых, распределённых географически систем реального времени. При этом количественные характеристики персонажей постоянно меняются и пересчитываются. Вполне возможно, что, учитывая идентичность моделей бухгалтерского учёта и подобных игр, можно использовать игровые технологии для реализации распределённой системы учёта.</text:span></text:p>
      <text:p text:style-name="P8"><text:span text:style-name="T4"/></text:p>
      <text:p text:style-name="P9"><text:span text:style-name="T4">В качестве примера возьмём платформу для разработки игр, другими словами - игровой движок, </text:span><text:a xlink:type="simple" xlink:href="https://learn.microsoft.com/en-us/dotnet/orleans/overview" text:style-name="Internet_20_link" text:visited-style-name="Visited_20_Internet_20_Link">Microsoft Orleans</text:a><text:span text:style-name="T1">.</text:span><text:span text:style-name="T4"> Точнее всё-таки будет сказать, что </text:span><text:span text:style-name="T1">Orleans </text:span><text:span text:style-name="T9">сначала </text:span><text:span text:style-name="T4">был движком для игр</text:span><text:span text:style-name="T9">ы </text:span><text:span text:style-name="T2">Halo, </text:span><text:span text:style-name="T9">а затем, </text:span><text:span text:style-name="T4">в </text:span><text:span text:style-name="T9">процессе</text:span><text:span text:style-name="T4"> своего развития, превратился в </text:span><text:span text:style-name="T9">современную </text:span><text:span text:style-name="T4">платформу для разработки распределённых приложений.</text:span></text:p>
      <text:p text:style-name="P9"><text:span text:style-name="T4"/></text:p>
      <text:p text:style-name="P2"><text:span text:style-name="T4">Цитата официального сайта </text:span><text:span text:style-name="T1">Microsoft:</text:span></text:p>
      <text:p text:style-name="P11"><text:span text:style-name="T23">"</text:span><text:span text:style-name="T21">Существуют</text:span><text:span text:style-name="T19">, </text:span><text:span text:style-name="T21">казалось</text:span><text:span text:style-name="T19"> </text:span><text:span text:style-name="T21">бы</text:span><text:span text:style-name="T19">, </text:span><text:span text:style-name="T21">бесконечные</text:span><text:span text:style-name="T19"> </text:span><text:span text:style-name="T21">способы</text:span><text:span text:style-name="T19"> </text:span><text:span text:style-name="T21">использования</text:span><text:span text:style-name="T19"> </text:span><text:span text:style-name="T20">Orleans.</text:span><text:span text:style-name="T19"> </text:span><text:span text:style-name="T21">Н</text:span><text:span text:style-name="T19">екоторые </text:span><text:span text:style-name="T21">из</text:span><text:span text:style-name="T19"> </text:span><text:span text:style-name="T21">наиболее</text:span><text:span text:style-name="T19"> </text:span><text:span text:style-name="T21">распространенных</text:span><text:span text:style-name="T19"> </text:span><text:span text:style-name="T21">вариантов использования это создание следующих вид</text:span><text:span text:style-name="T22">ов</text:span><text:span text:style-name="T21"> приложений</text:span><text:span text:style-name="T19">: </text:span><text:span text:style-name="T21">и</text:span><text:span text:style-name="T19">гры, </text:span><text:span text:style-name="T21">банковские </text:span><text:span text:style-name="T22">услуги онлайн</text:span><text:span text:style-name="T19">, </text:span><text:span text:style-name="T21">чат-приложения</text:span><text:span text:style-name="T19">, </text:span><text:span text:style-name="T21">GPS-трекинг</text:span><text:span text:style-name="T19">, </text:span><text:span text:style-name="T21">торговля</text:span><text:span text:style-name="T19"> </text:span><text:span text:style-name="T21">акциями</text:span><text:span text:style-name="T19">, </text:span><text:span text:style-name="T21">корзины</text:span><text:span text:style-name="T19"> </text:span><text:span text:style-name="T21">для</text:span><text:span text:style-name="T19"> </text:span><text:span text:style-name="T21">покупок</text:span><text:span text:style-name="T19">, </text:span><text:span text:style-name="T21">приложения</text:span><text:span text:style-name="T19"> </text:span><text:span text:style-name="T21">для</text:span><text:span text:style-name="T19"> </text:span><text:span text:style-name="T21">голосования</text:span><text:span text:style-name="T19"> </text:span><text:span text:style-name="T21">и</text:span><text:span text:style-name="T19"> </text:span><text:span text:style-name="T21">многое</text:span><text:span text:style-name="T19"> </text:span><text:span text:style-name="T21">другое. </text:span><text:span text:style-name="T19">Orleans </text:span><text:span text:style-name="T21">используется</text:span><text:span text:style-name="T19"> </text:span><text:span text:style-name="T21">Майкрософт</text:span><text:span text:style-name="T19"> в Azure, Xbox, Skype, Halo, PlayFab, Gears of War </text:span><text:span text:style-name="T21">и</text:span><text:span text:style-name="T19"> </text:span><text:span text:style-name="T21">многих</text:span><text:span text:style-name="T19"> </text:span><text:span text:style-name="T21">других</text:span><text:span text:style-name="T19"> </text:span><text:span text:style-name="T21">внутренних</text:span><text:span text:style-name="T19"> </text:span><text:span text:style-name="T21">службах.</text:span><text:span text:style-name="T23">"</text:span></text:p>
      <text:p text:style-name="P9"><text:span text:style-name="T4"/></text:p>
      <text:p text:style-name="P10"><text:span text:style-name="T4">Платформа</text:span><text:span text:style-name="T1"> </text:span><text:span text:style-name="T4">основана на модели так называемых "акторов" — </text:span><text:span text:style-name="T9">объектов, которые имеют состояние (характеристики) и поведение. </text:span><text:span text:style-name="T10">Акторы взаимодействуют друг с другом при помощи сообщени</text:span><text:span text:style-name="T11">й. Кроме этого следует особенно отметить, что платформа поддерживает сохраняемость акторов, например, в базе данных, а также выполнение распределённых транзакций между ними.</text:span></text:p>
      <text:p text:style-name="P10"><text:span text:style-name="T10"/></text:p>
      <text:p text:style-name="P12"><text:span text:style-name="T10">И</text:span><text:span text:style-name="T4">так, судя по описанию и функциональности платформы </text:span><text:span text:style-name="T1">Orleans, </text:span><text:span text:style-name="T4">она вполне может быть использована для разработки распределённой системы бухгалтерского учёта. Актор — это ни что иное, как объект учёта </text:span><text:span text:style-name="T12">или счёт учёта, в зависимости от того какую роль назначит ему разработчик системы</text:span><text:span text:style-name="T4">. </text:span><text:span text:style-name="T12">Х</text:span><text:span text:style-name="T4">арактеристики </text:span><text:span text:style-name="T12">или внутреннее состояние актора</text:span><text:span text:style-name="T4"> — это аналитика </text:span><text:span text:style-name="T12">и количественные измерители</text:span><text:span text:style-name="T4">. Поведение — правила учёта, а сообщения другим акторам — проводки. Если сюда ещё добавить акторов, которые будут играть роль показателей в отчётах, то вся картина складывается в единое целое.</text:span></text:p>
      <text:p text:style-name="P12"><text:span text:style-name="T4"/></text:p>
      <text:p text:style-name="P12"><text:span text:style-name="T4">Давайте для примера </text:span><text:span text:style-name="T12">попробуем автоматизировать такую задачу как учёт складских остатков в режиме реального времени. Акторами, например, будут </text:span><text:span text:style-name="T3">SKU. </text:span><text:span text:style-name="T12">Приход товара — это сообщение соответствующим акторам об изменении их состояния — остатка. </text:span><text:span text:style-name="T18">При этом с</text:span><text:span text:style-name="T12">ообщения могут генерироваться для акторов не </text:span><text:span text:style-name="T13">обязательно</text:span><text:span text:style-name="T12"> в режиме онлайн, а в процессе чтения сообщений из </text:span><text:span text:style-name="T3">RabbitMQ, </text:span><text:span text:style-name="T12">как вариант, или базы данных. При этом каждое сообщение может параллельно в транзакции изменять некий показатель актора-отчёта. То есть таким образом отчётные показатели всё время пересчитываются. Это позволяет нам, помимо всего прочего, распределить вычисление итогового баланса во времени, то есть не в конце периода считаем всё и сразу </text:span><text:span text:style-name="T13">и, </text:span><text:span text:style-name="T14">как следствие,</text:span><text:span text:style-name="T13"> ждём несколько часов пока всё </text:span><text:span text:style-name="T14">это закончится</text:span><text:span text:style-name="T12">, а считаем баланс в процессе ведения учёта, непрерывно.</text:span></text:p>
      <text:p text:style-name="P13"><text:soft-page-break/><text:span text:style-name="T12">Т</text:span><text:span text:style-name="T4">еперь поговорим об удалённых от центрального офиса или базы данных узлах учёта. Давайте себе представим, что в центральном офисе установлена обычная 1С:Бухгалтерия с общим планом счетов.</text:span></text:p>
      <text:p text:style-name="P13"><text:span text:style-name="T4"/></text:p>
      <text:p text:style-name="P13"><text:span text:style-name="T4">В терминах сетевой игры план счетов — это набор персонажей. Удалённый узел учёта — это игрок. Предположим, что этот игрок хочет войти в игру с определённым набором персонажей. Он запрашивает </text:span><text:span text:style-name="T15">у </text:span><text:span text:style-name="T4">сервер</text:span><text:span text:style-name="T15">а</text:span><text:span text:style-name="T4"> эт</text:span><text:span text:style-name="T15">от</text:span><text:span text:style-name="T4"> </text:span><text:span text:style-name="T15">набор или тот, который ему разрешёно по статусу</text:span><text:span text:style-name="T4">. Центральный сервер (уже в терминах 1С) отгружает ему метаданные соответствующих статей учёта, а также документы, которые могут с ними работать — только часть конфигурации. </text:span><text:span text:style-name="T16">Далее узел учёта работает, выполняется обмен данными, отправляются сообщения различным акторам и так далее.</text:span></text:p>
      <text:p text:style-name="P13"><text:span text:style-name="T16"/></text:p>
      <text:p text:style-name="P14"><text:span text:style-name="T16">Д</text:span><text:span text:style-name="T4">ополнительно центральный сервер может отгружать определённые для данного узла учёта правила и бюджеты. Согласование новых объектов конфигурации или бюджетных лимитов может осуществляться при помощи </text:span><text:span text:style-name="T1">Camunda BPMS </text:span><text:span text:style-name="T17">или всё тех же акторов, запрограммированных как сервисы согласования.</text:span></text:p>
      <text:p text:style-name="P13"><text:span text:style-name="T16"/></text:p>
      <text:p text:style-name="P14"><text:span text:style-name="T4">Централизованная система метаданных и настроек полностью решает в такой модели проблему мастер-данных. Обмен данными и сообщениями может быть реализован как гибридная система, состоящая из традиционных таблиц СУБД и очередей сообщений</text:span><text:span text:style-name="T1">, </text:span><text:span text:style-name="T4">например, </text:span><text:span text:style-name="T1">RabbitMQ</text:span><text:span text:style-name="T4"> или записей событий </text:span><text:span text:style-name="T1">Kafka. </text:span><text:span text:style-name="T4">Платформа </text:span><text:span text:style-name="T1">Orleans </text:span><text:span text:style-name="T4">используется для оперативного изменения и пересчёта балансовых, оперативных и прочих отчётных показателей.</text:span></text:p>
      <text:p text:style-name="P14"><text:span text:style-name="T4"/></text:p>
      <text:p text:style-name="P15"><text:span text:style-name="T4">В чём суть новизны системы.</text:span></text:p>
      <text:p text:style-name="P15"><text:span text:style-name="T4">Во-первых, это распределённая конфигурация или план счетов.</text:span></text:p>
      <text:p text:style-name="P15"><text:span text:style-name="T4">Во-вторых, это способ обмена данными при помощи </text:span><text:span text:style-name="T1">Orleans</text:span><text:span text:style-name="T4">.</text:span></text:p>
      <text:p text:style-name="P15"><text:span text:style-name="T4">В-третьих, это онлайн пересчёт отчётных (балансовых) показател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2T08:55:06.895000000</meta:creation-date>
    <meta:generator>LibreOffice/5.4.7.2$Windows_X86_64 LibreOffice_project/c838ef25c16710f8838b1faec480ebba495259d0</meta:generator>
    <dc:date>2023-03-02T11:01:45.625000000</dc:date>
    <meta:editing-duration>PT48M58S</meta:editing-duration>
    <meta:editing-cycles>17</meta:editing-cycles>
    <meta:document-statistic meta:table-count="0" meta:image-count="0" meta:object-count="0" meta:page-count="3" meta:paragraph-count="28" meta:word-count="940" meta:character-count="7017" meta:non-whitespace-character-count="6093"/>
  </office:meta>
</office:document-meta>
</file>